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04:46:01.2187188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04:56:14.843952849</dc:date>
    <meta:creation-date>2016-09-05T22:47:24Z</meta:creation-date>
    <meta:editing-cycles>1119</meta:editing-cycles>
    <meta:editing-duration>P22DT1H3M</meta:editing-duration>
    <meta:generator>LibreOffice/5.2.3.3$Linux_X86_64 LibreOffice_project/20m0$Build-3</meta:generator>
    <meta:document-statistic meta:table-count="4" meta:cell-count="3607" meta:object-count="0"/>
  </office:meta>
</office:document-meta>
</file>